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Verdana" svg:font-family="Verdana, 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variant="normal" fo:text-transform="none" fo:color="#000000" style:font-name="Verdana" fo:font-size="11.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ats and Cats are in the same solar system on different planets. When the cats go into space, it catches the attention of a nearby Panri science vessel.</text:p>
      <text:p text:style-name="Standard"/>
      <text:p text:style-name="Standard">You must unlock a race before you can use any cards from that race. </text:p>
      <text:p text:style-name="Standard">In order to unlock a race, you must collect letters (or glyphs, runes, something cool sounding) and solve a word puzzle Wheel of Fortune style. Once the puzzle is solved, the player can fight battles to earn pieces of scrolls. Once an entire scroll is collected, it can can be deciphered and combined with racial currency to unlock a card. Players must have enough racial cards to fill each battleboard group before they can field that race.</text:p>
      <text:p text:style-name="Standard"/>
      <text:p text:style-name="Standard">Win 3 battles against another player of a given race to earn a racial battle chest. Opening a battle chest grants racial currency, racial letters, and crafting materials which allows the crafting of armor, weapons, spells, and potions. Racial battle chests can be purchased with racial currency.</text:p>
      <text:p text:style-name="Standard"/>
      <text:p text:style-name="Standard">Battle types </text:p>
      <text:p text:style-name="Standard"><text:tab/>Easy 1 race below = 1 racial currency</text:p>
      <text:p text:style-name="Standard"><text:tab/>Medium same race<text:tab/>= 5 racial currency</text:p>
      <text:p text:style-name="Standard"><text:tab/>Hard one race above<text:tab/> = 10 racial currency</text:p>
      <text:p text:style-name="Standard"><text:tab/>Mixed = 2 racial currency of choice (race must be unlocked)</text:p>
      <text:p text:style-name="Standard"/>
      <text:p text:style-name="Standard">Earn racial currency : 1 Daily quest per race, Complete Racial Campaign scenes, buy in cash shop, watch an ad once every 4 hours.</text:p>
      <text:p text:style-name="Standard"/>
      <text:p text:style-name="Standard">Battleboard groups:</text:p>
      <text:p text:style-name="Standard"><text:tab/>Scouts<text:tab/><text:tab/><text:tab/><text:tab/>X 8</text:p>
      <text:p text:style-name="Standard"><text:tab/>Footmen<text:tab/><text:tab/><text:tab/>X 8</text:p>
      <text:p text:style-name="Standard"><text:tab/>Engineer (disarm traps)<text:tab/>X 5</text:p>
      <text:p text:style-name="Standard"><text:tab/>Seer<text:tab/><text:tab/><text:tab/><text:tab/>X 4</text:p>
      <text:p text:style-name="Standard"><text:tab/>Medic<text:tab/><text:tab/><text:tab/><text:tab/>X 4</text:p>
      <text:p text:style-name="Standard"><text:tab/>Lieutenant<text:tab/><text:tab/><text:tab/>X 3</text:p>
      <text:p text:style-name="Standard"><text:tab/>Commander<text:tab/><text:tab/><text:tab/>X 1</text:p>
      <text:p text:style-name="Standard"/>
      <text:p text:style-name="Standard"/>
      <text:p text:style-name="Standard"><text:tab/>Trap<text:tab/><text:tab/><text:tab/><text:tab/>X 6</text:p>
      <text:p text:style-name="Standard"><text:tab/>Flag <text:tab/><text:tab/><text:tab/><text:tab/>X 1</text:p>
      <text:p text:style-name="Standard"/>
      <text:p text:style-name="Standard">cards have attack and defense values</text:p>
      <text:p text:style-name="Standard"><text:tab/>special abilities</text:p>
      <text:p text:style-name="Standard"><text:tab/>movement </text:p>
      <text:p text:style-name="Standard"/>
      <text:p text:style-name="Standard">special abilities</text:p>
      <text:p text:style-name="Standard">4 + damage amount ass damage</text:p>
      <text:p text:style-name="Standard"/>
      <text:p text:style-name="Standard">4 + damage amount dot</text:p>
      <text:p text:style-name="Standard"><text:tab/>6 resurrect</text:p>
      <text:p text:style-name="Standard"><text:tab/></text:p>
      <text:p text:style-name="Standard"><text:tab/>5 + bonus amount grant adjacent friendly troops attack/defense bonus</text:p>
      <text:p text:style-name="Standard"><text:tab/>3 + heal amount forage (self-heal)</text:p>
      <text:p text:style-name="Standard"><text:tab/></text:p>
      <text:p text:style-name="Standard"><text:soft-page-break/><text:tab/></text:p>
      <text:p text:style-name="Standard"><text:tab/></text:p>
      <text:p text:style-name="Standard"><text:tab/></text:p>
      <text:p text:style-name="Standard"/>
      <text:p text:style-name="Standard">a e i o u</text:p>
      <text:p text:style-name="Standard">r s t l n </text:p>
      <text:p text:style-name="Standard">m c <text:s/>h y <text:s/>g</text:p>
      <text:p text:style-name="Standard">d f j k p <text:s/></text:p>
      <text:p text:style-name="Standard">x w q v b z</text:p>
      <text:p text:style-name="Standard"/>
      <text:p text:style-name="Standard"/>
      <text:p text:style-name="Standard">possible loot</text:p>
      <text:p text:style-name="Standard"><text:tab/>letters</text:p>
      <text:p text:style-name="Standard"><text:tab/>racial currency (Lieutenant and Commander)</text:p>
      <text:p text:style-name="Standard"><text:tab/>racial crafting materials</text:p>
      <text:p text:style-name="Standard"/>
      <text:p text:style-name="Standard">armor fits specific race. 10% chance of fitting another random race.</text:p>
      <text:p text:style-name="Standard"/>
      <text:p text:style-name="Standard">When creating or upgrading a card, 10% chance it will gain a skill from another race</text:p>
      <text:p text:style-name="Standard"/>
      <text:p text:style-name="Standard"/>
      <text:p text:style-name="Standard">rats – weak farmers with pitchforks and very simple armor.</text:p>
      <text:p text:style-name="Standard">Currency : food</text:p>
      <text:p text:style-name="Standard">all units can have medic skills</text:p>
      <text:p text:style-name="Standard">prefer defense </text:p>
      <text:p text:style-name="Standard">only race to get aoe heal</text:p>
      <text:p text:style-name="Standard"/>
      <text:p text:style-name="Standard">Cats – nimble fighters with swords, bows and composite armor.</text:p>
      <text:p text:style-name="Standard">All units can have scout skills</text:p>
      <text:p text:style-name="Standard">Base movement is 2</text:p>
      <text:p text:style-name="Standard">prefer movement</text:p>
      <text:p text:style-name="Standard"/>
      <text:p text:style-name="Standard">Humans – average fighters with guns</text:p>
      <text:p text:style-name="Standard">currency : metal</text:p>
      <text:p text:style-name="Standard"/>
      <text:p text:style-name="Standard">necromancers – drain life and raise undead</text:p>
      <text:p text:style-name="Standard">Currency : bones</text:p>
      <text:p text:style-name="Standard">seers can raise dead</text:p>
      <text:p text:style-name="Standard">medics can life steal</text:p>
      <text:p text:style-name="Standard"/>
      <text:p text:style-name="Standard">advanced race – power armor, force shields and high powered weapons</text:p>
      <text:p text:style-name="Standard">Currency : simi-precious stones</text:p>
      <text:p text:style-name="Standard">prefer offense</text:p>
      <text:p text:style-name="Standard"/>
      <text:p text:style-name="Standard"/>
      <text:p text:style-name="Standard">user inventory table</text:p>
      <text:p text:style-name="Standard"><text:tab/>type <text:span text:style-name="T1">TINYINT</text:span> </text:p>
      <text:p text:style-name="Standard"><text:tab/><text:tab/>currency 0-4</text:p>
      <text:p text:style-name="Standard"><text:tab/><text:tab/>army SFSObject</text:p>
      <text:p text:style-name="Standard"><text:soft-page-break/><text:tab/><text:tab/>crafting mats</text:p>
      <text:p text:style-name="Standard"><text:tab/><text:tab/>runes a-z</text:p>
      <text:p text:style-name="Standard"><text:tab/>race <text:span text:style-name="T1">TINYINT</text:span> </text:p>
      <text:p text:style-name="Standard"><text:tab/>initString <text:span text:style-name="T1">MEDIUMTEXT</text:span> </text:p>
      <text:p text:style-name="Standard"/>
      <text:p text:style-name="Standard">type 0, race 0, initString = “0*short^1*55^2*0^3*1^4*0^”</text:p>
      <text:p text:style-name="Standard"><text:tab/></text:p>
      <text:p text:style-name="Standard"><text:tab/></text:p>
      <text:p text:style-name="Standard"/>
      <text:p text:style-name="Standard"/>
      <text:p text:style-name="Standard"/>
      <text:p text:style-name="Standard"/>
      <text:p text:style-name="Standard"><text:tab/></text:p>
      <text:p text:style-name="Standard">Heal over time</text:p>
      <text:p text:style-name="Standard">Heal one per movement</text:p>
      <text:p text:style-name="Standard"/>
      <text:p text:style-name="Standard">disadvantage = traps also damage surrounding friendly troops</text:p>
      <text:p text:style-name="Standard"/>
      <text:p text:style-name="Standard"/>
      <text:p text:style-name="Standard">quests</text:p>
      <text:p text:style-name="Standard">shop</text:p>
      <text:p text:style-name="Standard"/>
      <text:p text:style-name="Standard">army collection</text:p>
      <text:p text:style-name="Standard">inventory</text:p>
      <text:p text:style-name="Standard"><text:tab/>runes</text:p>
      <text:p text:style-name="Standard"><text:tab/>crafting mats</text:p>
      <text:p text:style-name="Standard"><text:tab/>armor inventory</text:p>
      <text:p text:style-name="Standard"><text:tab/><text:tab/>craft new armor</text:p>
      <text:p text:style-name="Standard"><text:tab/>weapons inventory</text:p>
      <text:p text:style-name="Standard"><text:tab/><text:tab/>craft new weapon</text:p>
      <text:p text:style-name="Standard"><text:tab/>potions inventory</text:p>
      <text:p text:style-name="Standard"><text:tab/><text:tab/>craft new potion</text:p>
      <text:p text:style-name="Standard"/>
      <text:p text:style-name="Standard">view army collection</text:p>
      <text:p text:style-name="Standard"><text:tab/>craft new army pieces</text:p>
      <text:p text:style-name="Standard">view runes collection</text:p>
      <text:p text:style-name="Standard"><text:tab/>racial cipher</text:p>
      <text:p text:style-name="Standard">crafting armor, weapons, potions</text:p>
      <text:p text:style-name="Standard"/>
      <text:p text:style-name="Standard"/>
      <text:p text:style-name="Standard">“podlings” have to be birthed. Their life cycle is started by placing a podling in an incubator and entering DNA commands using runes. Each player will have a limited number of incubators available. More incubator slots can be bought with racial currency. Incubators can also be used to upgrade troops.</text:p>
      <text:p text:style-name="Standard"/>
      <text:p text:style-name="Standard"/>
      <text:p text:style-name="Standard">Leap</text:p>
      <text:p text:style-name="Standard">Heal</text:p>
      <text:p text:style-name="Standard">AOE Heal</text:p>
      <text:p text:style-name="Standard">AOE Attack</text:p>
      <text:p text:style-name="Standard"><text:soft-page-break/>DOT Attack</text:p>
      <text:p text:style-name="Standard">Grant Attack</text:p>
      <text:p text:style-name="Standard">Grant Defense</text:p>
      <text:p text:style-name="Standard">Ranged Attack</text:p>
      <text:p text:style-name="Standard">Stealth</text:p>
      <text:p text:style-name="Standard">Only Move Forward</text:p>
      <text:p text:style-name="Standard">Change Direction</text:p>
      <text:p text:style-name="Standard">Strike Last</text:p>
      <text:p text:style-name="Standard">Strike First</text:p>
      <text:p text:style-name="Standard">Disarm traps</text:p>
      <text:p text:style-name="Standard">AOE Reveal</text:p>
      <text:p text:style-name="Standard">Move after combat</text:p>
      <text:p text:style-name="Standard">Resurr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Verdana" svg:font-family="Verdana, 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11T01:54:56.260223436</meta:creation-date>
    <dc:date>2021-10-28T02:15:29.32</dc:date>
    <meta:editing-duration>P1DT3H19M29S</meta:editing-duration>
    <meta:editing-cycles>20</meta:editing-cycles>
    <meta:generator>OpenOffice/4.1.10$Win32 OpenOffice.org_project/4110m2$Build-9807</meta:generator>
    <dc:creator>Doug Jones</dc:creator>
    <meta:document-statistic meta:table-count="0" meta:image-count="0" meta:object-count="0" meta:page-count="4" meta:paragraph-count="113" meta:word-count="615" meta:character-count="3546"/>
  </office:meta>
</office:document-meta>
</file>